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4bb7" officeooo:paragraph-rsid="000c4bb7"/>
    </style:style>
    <style:style style:name="P2" style:family="paragraph" style:parent-style-name="Standard">
      <style:text-properties officeooo:rsid="000e89ef" officeooo:paragraph-rsid="000e89ef"/>
    </style:style>
    <style:style style:name="P3" style:family="paragraph" style:parent-style-name="Standard">
      <style:text-properties fo:color="#ce181e"/>
    </style:style>
    <style:style style:name="P4" style:family="paragraph" style:parent-style-name="Standard">
      <style:text-properties fo:color="#ce181e" officeooo:rsid="000e89ef" officeooo:paragraph-rsid="000e89ef"/>
    </style:style>
    <style:style style:name="P5" style:family="paragraph" style:parent-style-name="Standard">
      <style:text-properties fo:color="#ce181e" officeooo:rsid="000c4bb7" officeooo:paragraph-rsid="000c4bb7"/>
    </style:style>
    <style:style style:name="P6" style:family="paragraph" style:parent-style-name="Standard">
      <style:text-properties fo:color="#ce181e" officeooo:rsid="000c4bb7" officeooo:paragraph-rsid="000e89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#python program to print positive number in a list\</text:p>
      <text:p text:style-name="P2">#list of numbers</text:p>
      <text:p text:style-name="P2"/>
      <text:p text:style-name="P4">program</text:p>
      <text:p text:style-name="P2"/>
      <text:p text:style-name="Standard">numbers=[34.6,-203.4,68.3,-12.2,44.6,12.7]</text:p>
      <text:p text:style-name="Standard">newlist=[n for n in numbers if n&gt;0]</text:p>
      <text:p text:style-name="Standard">print(newlist)</text:p>
      <text:p text:style-name="Standard"/>
      <text:p text:style-name="P5">OUTPUT</text:p>
      <text:p text:style-name="P1"/>
      <text:p text:style-name="Standard">[34.6, 68.3, 44.6, 12.7]</text:p>
      <text:p text:style-name="Standard"/>
      <text:p text:style-name="P1"/>
      <text:p text:style-name="P2">#square of n numbers</text:p>
      <text:p text:style-name="P2"/>
      <text:p text:style-name="P4">program</text:p>
      <text:p text:style-name="P4"/>
      <text:p text:style-name="Standard">print("enter the limit:")</text:p>
      <text:p text:style-name="Standard">n=int(input())</text:p>
      <text:p text:style-name="Standard">squares=[i*i for i in range(n)]</text:p>
      <text:p text:style-name="Standard">print("square of numbers n", squares)</text:p>
      <text:p text:style-name="Standard"/>
      <text:p text:style-name="Standard"/>
      <text:p text:style-name="P5">OUTPUT </text:p>
      <text:p text:style-name="P1"/>
      <text:p text:style-name="Standard">enter the limit:</text:p>
      <text:p text:style-name="Standard">5</text:p>
      <text:p text:style-name="Standard">square of numbers n [0, 1, 4, 9, 16]</text:p>
      <text:p text:style-name="Standard"/>
      <text:p text:style-name="Standard"/>
      <text:p text:style-name="P2">#list ordinal value of each element of a word</text:p>
      <text:p text:style-name="P2"/>
      <text:p text:style-name="P4">program</text:p>
      <text:p text:style-name="P2"/>
      <text:p text:style-name="Standard">list1=['aravind','aparna']</text:p>
      <text:p text:style-name="Standard">print("the orginal list:/n"+str(list1))</text:p>
      <text:p text:style-name="Standard">res=[ord(ele) for sub in list1 for ele in sub]</text:p>
      <text:p text:style-name="Standard">print("The ASCII LIST IS:\n"+str(res))</text:p>
      <text:p text:style-name="Standard"/>
      <text:p text:style-name="P3"/>
      <text:p text:style-name="P6">OUTPUT</text:p>
      <text:p text:style-name="P6"/>
      <text:p text:style-name="Standard">the orginal list:/n['aravind', 'aparna']</text:p>
      <text:p text:style-name="Standard">The ASCII LIST IS:</text:p>
      <text:p text:style-name="Standard">[97, 114, 97, 118, 105, 110, 100, 97, 112, 97, 114, 110, 97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0T15:10:57.918510583</meta:creation-date>
    <dc:date>2021-11-10T15:29:30.606928480</dc:date>
    <meta:editing-duration>PT8M2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8" meta:word-count="109" meta:character-count="714" meta:non-whitespace-character-count="632"/>
  </office:meta>
</office:document-meta>
</file>